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Wireshark HTTP Experiment</text:p>
      <text:p text:style-name="Standard"/>
      <text:p text:style-name="Standard">Questions</text:p>
      <text:p text:style-name="Standard"/>
      <text:list xml:id="list28338877" text:style-name="L1">
        <text:list-item>
          <text:list>
            <text:list-item>
              <text:p text:style-name="P1">The browser is running 1.1. The server is running 1.0.</text:p>
            </text:list-item>
            <text:list-item>
              <text:p text:style-name="P1">en-US, en</text:p>
            </text:list-item>
            <text:list-item>
              <text:p text:style-name="P1">Our Computer: 192.168.97.158 .edu Computer: 128.119.245.12</text:p>
            </text:list-item>
            <text:list-item>
              <text:p text:style-name="P1">Status Code: 200 OK</text:p>
            </text:list-item>
            <text:list-item>
              <text:p text:style-name="P1">12:17 GMT July 19<text:span text:style-name="T1">th</text:span>, 2012</text:p>
            </text:list-item>
            <text:list-item>
              <text:p text:style-name="P1">128 bytes</text:p>
            </text:list-item>
            <text:list-item>
              <text:p text:style-name="P1">The “Frame” header is not shown in the packet-content window.</text:p>
            </text:list-item>
            <text:list-item>
              <text:p text:style-name="P1">No.</text:p>
            </text:list-item>
            <text:list-item>
              <text:p text:style-name="P1">Yes. It shows the “Line-based text data”</text:p>
            </text:list-item>
            <text:list-item>
              <text:p text:style-name="P1">Yes</text:p>
            </text:list-item>
            <text:list-item>
              <text:p text:style-name="P1">304 Not Modified</text:p>
            </text:list-item>
            <text:list-item>
              <text:p text:style-name="P1">One, packet #9</text:p>
            </text:list-item>
            <text:list-item>
              <text:p text:style-name="P1">Packet #9 </text:p>
            </text:list-item>
            <text:list-item>
              <text:p text:style-name="P1">200 OK</text:p>
            </text:list-item>
            <text:list-item>
              <text:p text:style-name="P1">9</text:p>
            </text:list-item>
            <text:list-item>
              <text:p text:style-name="P1">Four, including favicon.ico</text:p>
            </text:list-item>
            <text:list-item>
              <text:p text:style-name="P1">Serially</text:p>
            </text:list-item>
            <text:list-item>
              <text:p text:style-name="P1">401 UNAUTHORIZED</text:p>
            </text:list-item>
            <text:list-item>
              <text:p text:style-name="P1">Authorization - Credentials</text:p>
            </text:list-item>
          </text:list>
        </text:list-item>
      </text:list>
      <text:p text:style-name="Standard"/>
      <text:p text:style-name="Standard">Wireshark DNS Experiment</text:p>
      <text:p text:style-name="Standard"/>
      <text:p text:style-name="Standard">Questions</text:p>
      <text:p text:style-name="Standard"/>
      <text:list xml:id="list28688438" text:style-name="L2">
        <text:list-item>
          <text:list>
            <text:list-item>
              <text:list>
                <text:list-item>
                  <text:p text:style-name="P2">121.254.171.27</text:p>
                </text:list-item>
                <text:list-item>
                  <text:p text:style-name="P2">ns1.garr.net | ns2.garr.net | dns1.iue.it | dns2.iue.it</text:p>
                </text:list-item>
                <text:list-item>
                  <text:p text:style-name="P2">98.139.241.94</text:p>
                </text:list-item>
                <text:list-item>
                  <text:p text:style-name="P2">TCP</text:p>
                </text:list-item>
                <text:list-item>
                  <text:p text:style-name="P2">53 for both</text:p>
                </text:list-item>
                <text:list-item>
                  <text:p text:style-name="P2">12.22.58.30</text:p>
                </text:list-item>
                <text:list-item>
                  <text:p text:style-name="P2">Standard Query | No Answers</text:p>
                </text:list-item>
                <text:list-item>
                  <text:p text:style-name="P2">1 Answer</text:p>
                </text:list-item>
                <text:list-item>
                  <text:p text:style-name="P2">Yes</text:p>
                </text:list-item>
                <text:list-item>
                  <text:p text:style-name="P2">Yes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9T08:18:44.26</meta:creation-date>
    <dc:date>2012-07-19T09:19:45.55</dc:date>
    <meta:editing-duration>PT01H01M04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33" meta:word-count="130" meta:character-count="710"/>
  </office:meta>
</office:document-meta>
</file>